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0" style:family="paragraph" style:parent-style-name="Footnote">
      <style:text-properties fo:language="en" fo:country="GB" officeooo:paragraph-rsid="10526a84" fo:background-color="transparent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1e56fd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4c26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681d6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71c7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53b12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84199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44c26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3ae2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4c267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2f5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10354195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44c267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Footnote">
      <style:text-properties officeooo:rsid="043ccc66" officeooo:paragraph-rsid="0f40045a"/>
    </style:style>
    <style:style style:name="P43" style:family="paragraph" style:parent-style-name="Footnote">
      <style:text-properties officeooo:rsid="043ccc66" officeooo:paragraph-rsid="0f4dc0dc"/>
    </style:style>
    <style:style style:name="P44" style:family="paragraph" style:parent-style-name="Standard">
      <style:paragraph-properties fo:text-align="center" style:justify-single-word="false"/>
      <style:text-properties officeooo:paragraph-rsid="0cc50ec9"/>
    </style:style>
    <style:style style:name="P45" style:family="paragraph" style:parent-style-name="Standard">
      <style:paragraph-properties fo:text-align="center" style:justify-single-word="false"/>
      <style:text-properties officeooo:paragraph-rsid="0daef67d"/>
    </style:style>
    <style:style style:name="P46" style:family="paragraph" style:parent-style-name="Standard">
      <style:paragraph-properties fo:text-align="center" style:justify-single-word="false"/>
      <style:text-properties officeooo:paragraph-rsid="0db0d4d1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d804757"/>
    </style:style>
    <style:style style:name="P50" style:family="paragraph" style:parent-style-name="Standard">
      <style:paragraph-properties fo:text-align="center" style:justify-single-word="false"/>
      <style:text-properties officeooo:paragraph-rsid="1025aeef"/>
    </style:style>
    <style:style style:name="P51" style:family="paragraph" style:parent-style-name="Standard">
      <style:paragraph-properties fo:text-align="center" style:justify-single-word="false"/>
      <style:text-properties officeooo:paragraph-rsid="0dce9327"/>
    </style:style>
    <style:style style:name="P52" style:family="paragraph" style:parent-style-name="Standard">
      <style:paragraph-properties fo:text-align="center" style:justify-single-word="false"/>
      <style:text-properties officeooo:paragraph-rsid="0cc79a2d"/>
    </style:style>
    <style:style style:name="P53" style:family="paragraph" style:parent-style-name="Footnote">
      <style:text-properties officeooo:paragraph-rsid="0fb1c99e"/>
    </style:style>
    <style:style style:name="P54" style:family="paragraph" style:parent-style-name="Footnote">
      <style:text-properties officeooo:paragraph-rsid="0fe5d76c"/>
    </style:style>
    <style:style style:name="P55" style:family="paragraph" style:parent-style-name="Footnote">
      <style:text-properties officeooo:paragraph-rsid="101c2e62"/>
    </style:style>
    <style:style style:name="P56" style:family="paragraph" style:parent-style-name="Footnote">
      <style:text-properties officeooo:paragraph-rsid="101de69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102fa8d9"/>
    </style:style>
    <style:style style:name="P59" style:family="paragraph" style:parent-style-name="Standard">
      <style:text-properties officeooo:paragraph-rsid="1030df2e"/>
    </style:style>
    <style:style style:name="P60" style:family="paragraph" style:parent-style-name="Standard">
      <style:text-properties officeooo:paragraph-rsid="10312527"/>
    </style:style>
    <style:style style:name="P61" style:family="paragraph" style:parent-style-name="Standard">
      <style:text-properties officeooo:paragraph-rsid="1033ae2c"/>
    </style:style>
    <style:style style:name="P62" style:family="paragraph" style:parent-style-name="Standard">
      <style:text-properties officeooo:paragraph-rsid="10354195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eebff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text-properties officeooo:paragraph-rsid="10571c76"/>
    </style:style>
    <style:style style:name="P66" style:family="paragraph" style:parent-style-name="Standard">
      <style:text-properties officeooo:paragraph-rsid="0c8364eb"/>
    </style:style>
    <style:style style:name="P67" style:family="paragraph" style:parent-style-name="Standard">
      <style:text-properties officeooo:paragraph-rsid="0c819a59"/>
    </style:style>
    <style:style style:name="P68" style:family="paragraph" style:parent-style-name="Standard">
      <style:text-properties officeooo:paragraph-rsid="0ddfbc49"/>
    </style:style>
    <style:style style:name="P69" style:family="paragraph" style:parent-style-name="Standard">
      <style:text-properties officeooo:paragraph-rsid="0a0f8417"/>
    </style:style>
    <style:style style:name="P7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51b898"/>
    </style:style>
    <style:style style:name="P7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f89d01f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a4c07b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f024dc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1044c267" style:font-size-asian="12pt" style:font-size-complex="12pt"/>
    </style:style>
    <style:style style:name="T13" style:family="text">
      <style:text-properties style:font-name="Liberation Sans" fo:font-size="12pt" fo:language="en" fo:country="GB" style:text-underline-style="none" officeooo:rsid="104b4a03" style:font-size-asian="12pt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ddf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8d0c2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5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6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582645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f5d8a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f43ca9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style:text-underline-style="none" officeooo:rsid="0bb6b669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fo:language="en" fo:country="GB" fo:font-style="normal" style:text-underline-style="none" officeooo:rsid="0fa10cf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style:text-underline-style="none" officeooo:rsid="0fec2635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8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font-name="Liberation Sans" fo:font-size="12pt" fo:language="en" fo:country="GB" fo:font-weight="normal" officeooo:rsid="1035419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font-name="Liberation Sans" fo:font-size="12pt" fo:language="en" fo:country="GB" fo:font-style="normal" style:text-underline-style="none" officeooo:rsid="0f51b898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style="normal" officeooo:rsid="0ff34533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5" style:family="text">
      <style:text-properties fo:color="#000000" loext:opacity="100%" style:font-name="Liberation Sans" fo:font-size="12pt" fo:language="en" fo:country="GB" officeooo:rsid="103ddfe3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0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en" fo:country="GB" fo:font-weight="normal" officeooo:rsid="10354195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fo:language="en" fo:country="GB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en" fo:country="GB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22" style:family="text">
      <style:text-properties style:text-line-through-style="none" style:text-line-through-type="none" style:font-name="Liberation Sans" fo:font-size="12pt" fo:language="en" fo:country="GB" style:text-underline-style="none" officeooo:rsid="0fa4c07b" style:font-size-asian="12pt" style:font-size-complex="12pt"/>
    </style:style>
    <style:style style:name="T123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24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958719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103ddfe3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name-asian="HG Mincho Light J" style:font-size-asian="12pt" style:font-size-complex="12pt" style:language-complex="nl" style:country-complex="N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name-asian="DejaVu Sans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103ddfe3" style:font-name-asian="DejaVu Sans" style:font-size-asian="12pt" style:font-size-complex="12pt" style:language-complex="nl" style:country-complex="NL"/>
    </style:style>
    <style:style style:name="T138" style:family="text">
      <style:text-properties style:text-line-through-style="none" style:text-line-through-type="none" fo:language="en" fo:country="GB" style:text-underline-style="none" officeooo:rsid="1046d351" style:font-size-asian="12pt" style:font-size-complex="12pt"/>
    </style:style>
    <style:style style:name="T139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302ebd2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3" fo:font-size="12pt" fo:language="en" fo:country="GB" style:text-underline-style="none" officeooo:rsid="0f958719" style:font-size-asian="12pt" style:font-size-complex="12pt"/>
    </style:style>
    <style:style style:name="T1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officeooo:rsid="10571c76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104b4a0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feebff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4b4a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104b4a0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f34533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744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fa5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1" style:family="text">
      <style:text-properties officeooo:rsid="0fad59bb"/>
    </style:style>
    <style:style style:name="T1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officeooo:rsid="104d37c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0"><text:span text:style-name="Strong_20_Emphasis">Checklist f</text:span><text:span text:style-name="T81">or installing </text:span><text:span text:style-name="T81"><text:user-field-get text:name="Distro">Ubuntu</text:user-field-get></text:span><text:span text:style-name="T81"><text:s/></text:span><text:span text:style-name="T82"><text:user-field-get text:name="Version">24.04 LTS</text:user-field-get></text:span><text:span text:style-name="T83"><text:note text:id="ftn1" text:note-class="footnote"><text:note-citation>1</text:note-citation><text:note-body><text:p text:style-name="P56"><text:span text:style-name="T182">This </text:span><text:span text:style-name="T184"><text:user-field-get text:name="Distro">Ubuntu</text:user-field-get></text:span><text:span text:style-name="T183"><text:s/></text:span><text:span text:style-name="T185"><text:user-field-get text:name="Version">24.04 LTS</text:user-field-get></text:span><text:span text:style-name="T185"><text:s/>Server</text:span><text:span text:style-name="T182"> from April </text:span><text:span text:style-name="T186"><text:user-field-get text:name="Releaseyear">2024</text:user-field-get></text:span><text:span text:style-name="T182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84"><text:s/></text:span><text:span text:style-name="T86">Server</text:span><text:span text:style-name="T85">.</text:span></text:p>
      <text:p text:style-name="P29"><text:span text:style-name="T44"/></text:p>
      <text:p text:style-name="P29"><text:span text:style-name="T79"/></text:p>
      <text:p text:style-name="P63">Fill in the text box after &lt;...&gt;</text:p>
      <text:p text:style-name="P13"><text:span text:style-name="T177">&lt;user</text:span><text:span text:style-name="T144">&gt;</text:span><text:span text:style-name="T158"><text:tab/><text:tab/></text:span><text:span text:style-name="T165"> <text:tab/><text:tab/><text:tab/> </text:span><text:span text:style-name="T159"><draw:control text:anchor-type="as-char" svg:y="-0.4cm" draw:z-index="9" draw:name="Gebruiker 1" draw:style-name="gr2" draw:text-style-name="P76" svg:width="6.002cm" svg:height="0.5cm" draw:control="control8"><svg:title>Gebruiker</svg:title><svg:desc>Volledige naam, bijv. Jan Stek</svg:desc></draw:control></text:span><text:span text:style-name="T159"><text:tab/></text:span><text:span text:style-name="T163">e.g.</text:span><text:span text:style-name="T167"> </text:span><text:span text:style-name="T172">J</text:span><text:span text:style-name="T173">ohn Doe</text:span></text:p>
      <text:p text:style-name="P65"><text:span text:style-name="T14">&lt;</text:span><text:span text:style-name="T170">user</text:span><text:span text:style-name="T6">na</text:span><text:span text:style-name="T10">me</text:span><text:span text:style-name="T144">&gt;</text:span><text:span text:style-name="T168"><text:tab/><text:tab/><text:tab/> </text:span><text:span text:style-name="T168"><draw:control text:anchor-type="as-char" svg:y="-0.4cm" draw:z-index="10" draw:name="Gberuikersnaam 2" draw:style-name="gr2" draw:text-style-name="P76" svg:width="6.002cm" svg:height="0.5cm" draw:control="control9"><svg:title>Gebruikersnaam</svg:title><svg:desc>Korte naam, bijv. jan</svg:desc></draw:control></text:span><text:span text:style-name="T168"><text:tab/></text:span><text:span text:style-name="T169">e.g.</text:span><text:span text:style-name="T4"> </text:span><text:span text:style-name="T100">j</text:span><text:span text:style-name="T101">oh</text:span><text:span text:style-name="T100">n</text:span></text:p>
      <text:p text:style-name="P12"><text:span text:style-name="T14">&lt;</text:span><text:span text:style-name="T11">c</text:span><text:span text:style-name="T12">omputername</text:span><text:span text:style-name="T144">&gt;</text:span><text:span text:style-name="T171"> <text:tab/> </text:span><text:span text:style-name="T6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6"><text:tab/></text:span><text:span text:style-name="T13">e.g.</text:span><text:span text:style-name="T147"> </text:span><text:span text:style-name="T156">sv</text:span><text:span text:style-name="T157">02</text:span></text:p>
      <text:p text:style-name="P14"><text:span text:style-name="T177">&lt;</text:span><text:span text:style-name="T145">user</text:span><text:span text:style-name="T144">&gt;</text:span><text:span text:style-name="T151"><text:tab/><text:tab/></text:span><text:span text:style-name="T165"> <text:tab/><text:tab/><text:tab/> </text:span><text:span text:style-name="T159"><draw:control text:anchor-type="as-char" svg:y="-0.4cm" draw:z-index="12" draw:name="Gebruiker 2" draw:style-name="gr2" draw:text-style-name="P76" svg:width="6.002cm" svg:height="0.5cm" draw:control="control11"><svg:title>Gebruiker</svg:title><svg:desc>Volledige naam, bijv. Jan Stek</svg:desc></draw:control></text:span><text:span text:style-name="T159"><text:tab/></text:span><text:span text:style-name="T163">i.e.</text:span><text:span text:style-name="T160"> </text:span><text:span text:style-name="T161">additional </text:span><text:span text:style-name="T162">user</text:span><text:span text:style-name="T164">s</text:span></text:p>
      <text:p text:style-name="P65"><text:span text:style-name="T177">&lt;</text:span><text:span text:style-name="T145">user</text:span><text:span text:style-name="T146">n</text:span><text:span text:style-name="T143">a</text:span><text:span text:style-name="T144">me&gt;</text:span><text:span text:style-name="T142"><text:tab/><text:tab/><text:tab/> </text:span><text:span text:style-name="T168"><draw:control text:anchor-type="as-char" svg:y="-0.4cm" draw:z-index="13" draw:name="Gberuikersnaam 1" draw:style-name="gr2" draw:text-style-name="P76" svg:width="6.002cm" svg:height="0.5cm" draw:control="control12"><svg:title>Gebruikersnaam</svg:title><svg:desc>Korte naam, bijv. jan</svg:desc></draw:control></text:span><text:span text:style-name="T168"><text:tab/></text:span><text:span text:style-name="T152">i.</text:span><text:span text:style-name="T153">e.</text:span><text:span text:style-name="T152"> </text:span><text:span text:style-name="T148">additional </text:span><text:span text:style-name="T149">user</text:span><text:span text:style-name="T150">s</text:span></text:p>
      <text:p text:style-name="P64"><text:span text:style-name="T196">r</text:span>eplace &lt;...&gt; in this checklist with the value in the text box.</text:p>
      <text:p text:style-name="P38"/>
      <text:p text:style-name="P38"/>
      <text:p text:style-name="P11"><text:span text:style-name="Strong_20_Emphasis"><text:span text:style-name="T115">Not yet on Linux?</text:span></text:span><text:span text:style-name="T91"><text:tab/></text:span><text:span text:style-name="T95">Use</text:span><text:span text:style-name="T92"> </text:span><text:span text:style-name="Strong_20_Emphasis"><text:span text:style-name="T97">Checklist </text:span></text:span><text:span text:style-name="Strong_20_Emphasis"><text:span text:style-name="T98">transfer</text:span></text:span><text:span text:style-name="T92"> o</text:span><text:span text:style-name="T93">n</text:span><text:span text:style-name="T9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4"> </text:span><text:span text:style-name="T93">u</text:span><text:span text:style-name="T94">nder </text:span><text:span text:style-name="Strong_20_Emphasis"><text:span text:style-name="T118">Linux</text:span></text:span><text:span text:style-name="T89">.</text:span></text:p>
      <text:p text:style-name="P11"><text:span text:style-name="Strong_20_Emphasis"><text:span text:style-name="T116">New installation?</text:span></text:span><text:span text:style-name="T89"><text:tab/><text:tab/></text:span><text:span text:style-name="T96">Start at chapter</text:span><text:span text:style-name="T89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90">.</text:span></text:p>
      <text:p text:style-name="P33"/>
      <text:p text:style-name="P33"/>
      <text:list text:style-name="L1">
        <text:list-item>
          <text:p text:style-name="P73"><text:bookmark-start text:name="__RefNumPara__4083_1271708128"/>Prepar<text:span text:style-name="T181">e</text:span> 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5" draw:name="Vorm3_0" draw:style-name="gr1" draw:text-style-name="P7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35"><draw:control text:anchor-type="as-char" draw:z-index="8" draw:name="Vorm3_ 1" draw:style-name="gr1" draw:text-style-name="P7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1"><text:span text:style-name="T22">Log in as </text:span><text:span text:style-name="T178">&lt;user</text:span><text:span text:style-name="T154">&gt;</text:span><text:span text:style-name="T5"><text:note text:id="ftn2" text:note-class="footnote"><text:note-citation>2</text:note-citation><text:note-body><text:p text:style-name="P42"><text:span text:style-name="T49">Login any additional </text:span><text:span text:style-name="T53">user</text:span><text:span text:style-name="T54">s</text:span><text:span text:style-name="T56"> </text:span><text:span text:style-name="T49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2" office:value-type="string">
            <text:p text:style-name="P67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0"><text:span text:style-name="Strong_20_Emphasis"><text:span text:style-name="T36"><draw:control text:anchor-type="as-char" draw:z-index="16" draw:name="Vorm4_ 2" draw:style-name="gr1" draw:text-style-name="P7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24"/></text:span></text:p>
          </table:table-cell>
          <table:table-cell table:style-name="_31_._5f_Installatie_5f_voorbereiden.D3" office:value-type="string">
            <text:p text:style-name="P58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4" office:value-type="string">
            <text:p text:style-name="P2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5" office:value-type="string">
            <text:p text:style-name="P6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7" draw:name="Vorm4_ 3" draw:style-name="gr1" draw:text-style-name="P7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46"><draw:control text:anchor-type="as-char" draw:z-index="18" draw:name="Vorm4_ 4" draw:style-name="gr1" draw:text-style-name="P7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0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46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7" office:value-type="string">
            <text:p text:style-name="P61"><text:span text:style-name="T31">Choose</text:span><text:span text:style-name="T26"> </text:span><text:span text:style-name="Strong_20_Emphasis"><text:span text:style-name="T67">1 </text:span></text:span><text:span text:style-name="T26">Prepar</text:span><text:span text:style-name="T32">e</text:span><text:span text:style-name="T26"> installation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23">Follow the instructions on the screen.</text:p>
          </table:table-cell>
        </table:table-row>
      </table:table>
      <text:p text:style-name="P1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4"><text:span text:style-name="Strong_20_Emphasis"><text:span text:style-name="T36"><draw:control text:anchor-type="as-char" draw:z-index="2" draw:name="Vorm9" draw:style-name="gr1" draw:text-style-name="P7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2"><text:span text:style-name="T102">Boot the computer from</text:span><text:span text:style-name="T107"><text:note text:id="ftn3" text:note-class="footnote"><text:note-citation>1</text:note-citation><text:note-body><text:p text:style-name="P10"><text:span text:style-name="T57">Boot menu/Setup via one of the </text:span><text:span text:style-name="T58">f</text:span><text:span text:style-name="T57">requently used keys: </text:span><text:span text:style-name="T80">Esc</text:span><text:span text:style-name="T59">, </text:span><text:span text:style-name="T80">Delete</text:span><text:span text:style-name="T59">, </text:span><text:span text:style-name="T80">F1</text:span><text:span text:style-name="T59">, </text:span><text:span text:style-name="T80">F2</text:span><text:span text:style-name="T59">, </text:span><text:span text:style-name="T80">F9</text:span><text:span text:style-name="T59">, </text:span><text:span text:style-name="T80">F10</text:span><text:span text:style-name="T59">, </text:span><text:span text:style-name="T80">F11</text:span><text:span text:style-name="T59">, or </text:span><text:span text:style-name="T80">F12</text:span></text:p></text:note-body></text:note></text:span><text:span text:style-name="T102"> an</text:span><text:span text:style-name="T104"> </text:span><text:span text:style-name="T87"><text:user-field-get text:name="Distro">Ubuntu</text:user-field-get></text:span><text:span text:style-name="T106"><text:s/></text:span><text:span text:style-name="T88"><text:user-field-get text:name="Version">24.04 LTS</text:user-field-get></text:span><text:span text:style-name="T42"><text:s/></text:span><text:span text:style-name="T45">Server</text:span><text:span text:style-name="T42"> Live</text:span><text:span text:style-name="T42"><text:note text:id="ftn4" text:note-class="footnote"><text:note-citation>2</text:note-citation><text:note-body><text:p text:style-name="P53"><text:span text:style-name="T15">From a Live USB stick you can boot and work with </text:span><text:span text:style-name="T108"><text:user-field-get text:name="Distro">Ubuntu</text:user-field-get></text:span><text:span text:style-name="T108"><text:s/></text:span><text:span text:style-name="T15">without modifying any files on the hard drive and also allows installation of </text:span><text:span text:style-name="T108"><text:user-field-get text:name="Distro">Ubuntu</text:user-field-get></text:span><text:span text:style-name="T108">.</text:span></text:p></text:note-body></text:note></text:span><text:span text:style-name="T102"> USB stick</text:span><text:span text:style-name="T43"><text:note text:id="ftn5" text:note-class="footnote"><text:note-citation>3</text:note-citation><text:note-body><text:p text:style-name="P55"><text:span text:style-name="T50">Create a bootable USB stick:<text:line-break/>Download a </text:span><text:span text:style-name="Sterk_20_accent_20_voetnoot"><text:span text:style-name="T73"><text:user-field-get text:name="Distro">Ubuntu</text:user-field-get></text:span></text:span><text:span text:style-name="Sterk_20_accent_20_voetnoot"><text:span text:style-name="T73"><text:s/>Server</text:span></text:span><text:span text:style-name="Sterk_20_accent_20_voetnoot"><text:span text:style-name="T74"> </text:span></text:span><text:span text:style-name="Sterk_20_accent_20_voetnoot"><text:span text:style-name="T73"><text:user-field-get text:name="Version">24.04 LTS</text:user-field-get></text:span></text:span><text:span text:style-name="T55"><text:s/></text:span><text:span text:style-name="T50">image from </text:span><text:a xlink:type="simple" xlink:href="https://ubuntu.com/" text:style-name="Internet_20_link" text:visited-style-name="Visited_20_Internet_20_Link"><text:span text:style-name="T176">ubuntu.com</text:span></text:a><text:span text:style-name="T51">.</text:span></text:p><text:p text:style-name="P54"><text:span text:style-name="T50"><text:tab/></text:span><text:span text:style-name="T52">The next steps are described in </text:span><text:span text:style-name="Sterk_20_accent_20_voetnoot"><text:span text:style-name="T75">Linux informati</text:span></text:span><text:span text:style-name="Sterk_20_accent_20_voetnoot"><text:span text:style-name="T76">on</text:span></text:span><text:span text:style-name="T52">, which can be found at </text:span><text:a xlink:type="simple" xlink:href="https://karelzimmer.nl/en" text:style-name="Internet_20_link" text:visited-style-name="Visited_20_Internet_20_Link"><text:span text:style-name="T175">karelzimmer.nl/en</text:span></text:a><text:span text:style-name="T52">, under </text:span><text:span text:style-name="Sterk_20_accent_20_voetnoot"><text:span text:style-name="T75">Linux</text:span></text:span><text:span text:style-name="T52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6">Sele</text:span><text:span text:style-name="T30">ct</text:span><text:span text:style-name="T37"> </text:span><text:span text:style-name="Strong_20_Emphasis"><text:span text:style-name="T69">Try or I</text:span></text:span><text:span text:style-name="Strong_20_Emphasis"><text:span text:style-name="T70">n</text:span></text:span><text:span text:style-name="Strong_20_Emphasis"><text:span text:style-name="T71">stall Ubuntu </text:span></text:span><text:span text:style-name="Strong_20_Emphasis"><text:span text:style-name="T72">Server</text:span></text:span><text:span text:style-name="T103"> </text:span><text:span text:style-name="T105">and press the</text:span><text:span text:style-name="T34"> </text:span><text:span text:style-name="T66">Enter</text:span><text:span text:style-name="T47"> </text:span><text:span text:style-name="T48">key</text:span><text:span text:style-name="T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18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47"><text:span text:style-name="Strong_20_Emphasis"><text:span text:style-name="T24"><draw:control text:anchor-type="as-char" draw:z-index="6" draw:name="Vorm 1" draw:style-name="gr1" draw:text-style-name="P7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120">At</text:span><text:span text:style-name="T119"> </text:span><text:span text:style-name="Strong_20_Emphasis"><text:span text:style-name="T121">Profile </text:span></text:span><text:span text:style-name="Strong_20_Emphasis"><text:span text:style-name="T127">configuration</text:span></text:span><text:span text:style-name="T128">: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7" office:value-type="string">
            <text:p text:style-name="P22"><text:span text:style-name="T122">Enter</text:span><text:span text:style-name="T123"> </text:span><text:span text:style-name="Strong_20_Emphasis"><text:span text:style-name="T121">Your</text:span></text:span><text:span text:style-name="Strong_20_Emphasis"><text:span text:style-name="T124"> n</text:span></text:span><text:span text:style-name="Strong_20_Emphasis"><text:span text:style-name="T125">a</text:span></text:span><text:span text:style-name="Strong_20_Emphasis"><text:span text:style-name="T121">me</text:span></text:span><text:span text:style-name="T125"> </text:span><text:span text:style-name="T180">&lt;user</text:span><text:span text:style-name="T166">&gt;</text:span><text:span text:style-name="T129">, </text:span><text:span text:style-name="Strong_20_Emphasis"><text:span text:style-name="T139"><text:line-break/></text:span></text:span><text:span text:style-name="Strong_20_Emphasis"><text:span text:style-name="T121">Your server</text:span></text:span><text:span text:style-name="Strong_20_Emphasis"><text:span text:style-name="T133">'</text:span></text:span><text:span text:style-name="Strong_20_Emphasis"><text:span text:style-name="T134">s name</text:span></text:span><text:span text:style-name="T8"> &lt;</text:span><text:span text:style-name="T7">comp</text:span><text:span text:style-name="T8">uter</text:span><text:span text:style-name="T9">name&gt;</text:span><text:span text:style-name="T125">,</text:span><text:span text:style-name="Strong_20_Emphasis"><text:span text:style-name="T140"><text:line-break/></text:span></text:span><text:span text:style-name="Strong_20_Emphasis"><text:span text:style-name="T141">Pick a usernam</text:span></text:span><text:span text:style-name="T126">e</text:span><text:span text:style-name="T125"> &lt;</text:span><text:span text:style-name="T9">username&gt;</text:span><text:span text:style-name="T125">,</text:span><text:span text:style-name="Strong_20_Emphasis"><text:span text:style-name="T140"><text:line-break/></text:span></text:span><text:span text:style-name="T135">enter a </text:span><text:span text:style-name="Strong_20_Emphasis"><text:span text:style-name="T132">password</text:span></text:span><text:span text:style-name="T135"> twice</text:span><text:span text:style-name="T130"> </text:span><text:span text:style-name="T131">and press the </text:span><text:span text:style-name="T138">Enter</text:span><text:span text:style-name="T136"> </text:span><text:span text:style-name="T137">key</text:span><text:span text:style-name="T136">.</text:span></text:p>
          </table:table-cell>
        </table:table-row>
      </table:table>
      <text:p text:style-name="P57"><text:span text:style-name="Strong_20_Emphasis"><text:span text:style-name="T38"><text:line-break/></text:span></text:span></text:p>
      <text:list text:continue-numbering="true" text:style-name="L1">
        <text:list-item>
          <text:p text:style-name="P71"><text:span text:style-name="Strong_20_Emphasis"><text:span text:style-name="T41">Finish installation</text:span></text:span></text:p>
        </text:list-item>
      </text:list>
      <text:p text:style-name="P39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179">&lt;user</text:span><text:span text:style-name="T15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1" draw:style-name="gr1" draw:text-style-name="P75" svg:width="0.35cm" svg:height="0.35cm" draw:control="control13"/></text:span></text:p>
          </table:table-cell>
          <table:table-cell table:style-name="_33_._5f_Installatie_5f_afronden.C3" office:value-type="string">
            <text:p text:style-name="Standard"><text:span text:style-name="T25">Type: </text:span><text:span text:style-name="User_20_Entry"><text:span text:style-name="T17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5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50"><text:span text:style-name="Strong_20_Emphasis"><text:span text:style-name="T46"><draw:control text:anchor-type="as-char" draw:z-index="15" draw:name="Vorm4_ 1" draw:style-name="gr1" draw:text-style-name="P75" svg:width="0.35cm" svg:height="0.35cm" draw:control="control14"/></text:span></text:span></text:p>
          </table:table-cell>
          <table:table-cell table:style-name="_33_._5f_Installatie_5f_afronden.C6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48"><text:span text:style-name="Strong_20_Emphasis"><text:span text:style-name="T24"/></text:span></text:p>
          </table:table-cell>
          <table:table-cell table:style-name="_33_._5f_Installatie_5f_afronden.C7" office:value-type="string">
            <text:p text:style-name="P61"><text:span text:style-name="T31">Choose</text:span><text:span text:style-name="T27"> </text:span><text:span text:style-name="Strong_20_Emphasis"><text:span text:style-name="T68">3</text:span></text:span><text:span text:style-name="T63"> </text:span><text:span text:style-name="T64">Finish installatio</text:span><text:span text:style-name="T65">n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25">Follow the instructions on the screen.</text:p>
          </table:table-cell>
        </table:table-row>
      </table:table>
      <text:p text:style-name="P39"><text:span text:style-name="Strong_20_Emphasis"><text:span text:style-name="T20"><text:line-break/></text:span></text:span></text:p>
      <text:list text:continue-numbering="true" text:style-name="L1">
        <text:list-item>
          <text:p text:style-name="P72"><text:span text:style-name="Strong_20_Emphasis"><text:span text:style-name="T99">S</text:span></text:span><text:span text:style-name="Strong_20_Emphasis"><text:span text:style-name="T40">et up user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T36"><draw:control text:anchor-type="as-char" draw:z-index="4" draw:name="Vorm40_0" draw:style-name="gr1" draw:text-style-name="P75" svg:width="0.35cm" svg:height="0.35cm" draw:control="control3"/></text:span></text:p>
          </table:table-cell>
          <table:table-cell table:style-name="Tabel2.A1" office:value-type="string">
            <text:p text:style-name="P49"><text:span text:style-name="T36"><draw:control text:anchor-type="as-char" draw:z-index="7" draw:name="Vorm40_ 1" draw:style-name="gr1" draw:text-style-name="P75" svg:width="0.35cm" svg:height="0.35cm" draw:control="control6"/></text:span></text:p>
          </table:table-cell>
          <table:table-cell table:style-name="Tabel2.D1" office:value-type="string">
            <text:p text:style-name="P28"><text:span text:style-name="T21">Log in as</text:span><text:span text:style-name="T20"> </text:span><text:span text:style-name="T179">&lt;user</text:span><text:span text:style-name="T155">&gt;</text:span><text:span text:style-name="T28"><text:note text:id="ftn6" text:note-class="footnote"><text:note-citation>1</text:note-citation><text:note-body><text:p text:style-name="P43"><text:span text:style-name="T61">Login any additional </text:span><text:span text:style-name="T62">users</text:span><text:span text:style-name="T60"> </text:span><text:span text:style-name="T61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51"/>
          </table:table-cell>
          <table:table-cell table:style-name="Tabel2.A1" office:value-type="string">
            <text:p text:style-name="P50"><text:span text:style-name="T46"><draw:control text:anchor-type="as-char" draw:z-index="19" draw:name="Vorm4_ 5" draw:style-name="gr1" draw:text-style-name="P75" svg:width="0.35cm" svg:height="0.35cm" draw:control="control18"/></text:span></text:p>
          </table:table-cell>
          <table:table-cell table:style-name="Tabel2.A1" office:value-type="string">
            <text:p text:style-name="P50"><text:span text:style-name="T46"><draw:control text:anchor-type="as-char" draw:z-index="20" draw:name="Vorm4_ 6" draw:style-name="gr1" draw:text-style-name="P75" svg:width="0.35cm" svg:height="0.35cm" draw:control="control19"/></text:span></text:p>
          </table:table-cell>
          <table:table-cell table:style-name="Tabel2.D3" office:value-type="string">
            <text:p text:style-name="P59"><text:span text:style-name="T25">Type: </text:span><text:span text:style-name="User_20_Entry"><text:span text:style-name="T77">kz menu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4" office:value-type="string">
            <text:p text:style-name="P27"><text:span text:style-name="T30">Choose</text:span><text:span text:style-name="T27"> </text:span><text:span text:style-name="Strong_20_Emphasis"><text:span text:style-name="T68">4</text:span></text:span><text:span text:style-name="T39"> </text:span><text:span text:style-name="T33">Set up user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5" office:value-type="string">
            <text:p text:style-name="P26">Follow the instructions on the screen.</text:p>
          </table:table-cell>
        </table:table-row>
      </table:table>
      <text:p text:style-name="P32"/>
      <text:p text:style-name="P69"/>
      <text:p text:style-name="P37"><text:span text:style-name="T113">End of checklist,</text:span><text:span text:style-name="T114"> </text:span><text:span text:style-name="T110"><text:user-field-get text:name="Distro">Ubuntu</text:user-field-get></text:span><text:span text:style-name="T112"><text:s/></text:span><text:span text:style-name="T109"><text:user-field-get text:name="Version">24.04 LTS</text:user-field-get></text:span><text:span text:style-name="T109"><text:s/></text:span><text:span text:style-name="T111">Server</text:span><text:span text:style-name="T78"> </text:span><text:span text:style-name="T113">installation is complete.</text:span></text:p>
      <text:p text:style-name="P17"/>
      <text:p text:style-name="P15"><text:span text:style-name="T188">Written</text:span><text:span text:style-name="T189"> </text:span><text:span text:style-name="T188">by</text:span><text:span text:style-name="T189"> </text:span><text:a xlink:type="simple" xlink:href="mailto:info@karelzimmer.nl?subject=Checklist%20installation%20Linux" text:style-name="Internet_20_link" text:visited-style-name="Visited_20_Internet_20_Link"><text:span text:style-name="T195">Karel Zimmer</text:span></text:a><text:span text:style-name="T190">.</text:span></text:p>
      <text:p text:style-name="P16"><text:span text:style-name="T193">License </text:span><text:span text:style-name="T191">C</text:span><text:span text:style-name="T192">C0</text:span><text:span text:style-name="T190"> 1.0</text:span><text:span text:style-name="T194"> </text:span><text:span text:style-name="T1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4"><text:s/></text:span><text:span text:style-name="T1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5-03-06T19:12:35.720390891">06/03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2:35.580066304</dc:date>
    <meta:keyword>Installatie</meta:keyword>
    <meta:keyword>Checklist</meta:keyword>
    <meta:keyword>Linux</meta:keyword>
    <meta:editing-cycles>6948</meta:editing-cycles>
    <meta:editing-duration>P12DT4H51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63" meta:word-count="364" meta:character-count="2232" meta:non-whitespace-character-count="1885"/>
    <meta:user-defined meta:name="Info 1"/>
    <meta:user-defined meta:name="Info 2"/>
    <meta:user-defined meta:name="Info 3"/>
    <meta:user-defined meta:name="Info 4"/>
  </office:meta>
</office:document-meta>
</file>